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office:value-type="string">
            <text:p>York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19">
            <text:p>219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475">
            <text:p>475</text:p>
          </table:table-cell>
          <table:table-cell table:style-name="ce23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49">
            <text:p>249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331">
            <text:p>33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11">
            <text:p>1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986">
            <text:p>986</text:p>
          </table:table-cell>
          <table:table-cell table:style-name="ce23" office:value-type="float" office:value="131">
            <text:p>13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461">
            <text:p>1,461</text:p>
          </table:table-cell>
          <table:table-cell table:style-name="ce23" office:value-type="float" office:value="233">
            <text:p>2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